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9000000F4C9CD07C6ABB64B82.png" manifest:media-type="image/png"/>
  <manifest:file-entry manifest:full-path="Pictures/1000000100000538000000BE5CC67F76BFA805FF.png" manifest:media-type="image/png"/>
  <manifest:file-entry manifest:full-path="Pictures/10000001000004E9000000F45A2B61BBE2E2815A.png" manifest:media-type="image/png"/>
  <manifest:file-entry manifest:full-path="Pictures/100000010000056E0000014CB6B453865D33F0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ed5c" officeooo:paragraph-rsid="0018ed5c"/>
    </style:style>
    <style:style style:name="P2" style:family="paragraph" style:parent-style-name="Text_20_body">
      <style:text-properties fo:font-size="16pt" officeooo:rsid="0018ed5c" officeooo:paragraph-rsid="0018ed5c" style:font-size-asian="14pt" style:font-size-complex="16pt"/>
    </style:style>
    <style:style style:name="P3" style:family="paragraph" style:parent-style-name="Title">
      <style:text-properties officeooo:rsid="0018ed5c" officeooo:paragraph-rsid="0018ed5c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4</text:p>
      <text:p text:style-name="P1"/>
      <text:p text:style-name="P1"/>
      <text:p text:style-name="P2">Q-1 <text:span text:style-name="T2">Ans =</text:span></text:p>
      <text:p text:style-name="P2"><draw:frame draw:style-name="fr3" draw:name="Image1" text:anchor-type="char" svg:x="-0.159cm" svg:y="0.557cm" svg:width="17cm" svg:height="7.648cm" draw:z-index="0"><draw:image xlink:href="Pictures/100000010000056E0000014CB6B453865D33F08D.png" xlink:type="simple" xlink:show="embed" xlink:actuate="onLoad" draw:mime-type="image/png"/></draw:frame></text:p>
      <text:p text:style-name="P2">Q-2 Ans =</text:p>
      <text:p text:style-name="P2"><draw:frame draw:style-name="fr3" draw:name="Image2" text:anchor-type="char" svg:x="0cm" svg:y="0.333cm" svg:width="17cm" svg:height="6.04cm" draw:z-index="1"><draw:image xlink:href="Pictures/10000001000004E9000000F4C9CD07C6ABB64B82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Q-3 Ans=</text:p>
      <text:p text:style-name="P2"/>
      <text:p text:style-name="P2"><draw:frame draw:style-name="fr2" draw:name="Image3" text:anchor-type="char" svg:width="17cm" svg:height="6.309cm" draw:z-index="2"><draw:image xlink:href="Pictures/10000001000004E9000000F45A2B61BBE2E2815A.png" xlink:type="simple" xlink:show="embed" xlink:actuate="onLoad" draw:mime-type="image/png"/></draw:frame></text:p>
      <text:p text:style-name="P2"/>
      <text:p text:style-name="P2">Q-4 Ans=</text:p>
      <text:p text:style-name="P2"/>
      <text:p text:style-name="P2"/>
      <text:p text:style-name="P2"><draw:frame draw:style-name="fr1" draw:name="Image4" text:anchor-type="char" svg:width="17.496cm" svg:height="5.151cm" draw:z-index="3"><draw:image xlink:href="Pictures/1000000100000538000000BE5CC67F76BFA805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5:37.506195239</meta:creation-date>
    <dc:date>2023-09-11T23:42:33.720377386</dc:date>
    <meta:editing-duration>PT6M56S</meta:editing-duration>
    <meta:editing-cycles>1</meta:editing-cycles>
    <meta:document-statistic meta:table-count="0" meta:image-count="4" meta:object-count="0" meta:page-count="2" meta:paragraph-count="5" meta:word-count="12" meta:character-count="46" meta:non-whitespace-character-count="39"/>
    <meta:generator>LibreOffice/7.3.7.2$Linux_X86_64 LibreOffice_project/30$Build-2</meta:generator>
  </office:meta>
</office:document-meta>
</file>